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4da670" officeooo:paragraph-rsid="004da670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1" style:family="paragraph" style:parent-style-name="Standard">
      <style:text-properties fo:font-size="14pt" officeooo:paragraph-rsid="001e3ac3" style:font-size-asian="14pt" style:font-size-complex="14pt"/>
    </style:style>
    <style:style style:name="P12" style:family="paragraph" style:parent-style-name="Standard">
      <style:text-properties officeooo:paragraph-rsid="001e3ac3"/>
    </style:style>
    <style:style style:name="P13" style:family="paragraph" style:parent-style-name="Standard">
      <style:paragraph-properties fo:text-align="center" style:justify-single-word="false"/>
      <style:text-properties officeooo:paragraph-rsid="001e3ac3"/>
    </style:style>
    <style:style style:name="P14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15" style:family="paragraph" style:parent-style-name="Standard">
      <style:text-properties officeooo:paragraph-rsid="00299ba9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4d4d56" officeooo:paragraph-rsid="004d4d5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rsid="00270faa" officeooo:paragraph-rsid="004d4d5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fo:font-size="16pt" fo:font-weight="normal" officeooo:rsid="005041a3" officeooo:paragraph-rsid="005041a3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4da670" officeooo:paragraph-rsid="004da670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513a56" officeooo:paragraph-rsid="00513a56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3f564d"/>
    </style:style>
    <style:style style:name="P24" style:family="paragraph" style:parent-style-name="Standard">
      <style:paragraph-properties fo:line-height="150%" fo:text-align="start" style:justify-single-word="false"/>
      <style:text-properties officeooo:paragraph-rsid="005041a3"/>
    </style:style>
    <style:style style:name="P25" style:family="paragraph" style:parent-style-name="Standard">
      <style:paragraph-properties fo:line-height="150%" fo:text-align="start" style:justify-single-word="false"/>
      <style:text-properties officeooo:paragraph-rsid="004da670"/>
    </style:style>
    <style:style style:name="P26" style:family="paragraph" style:parent-style-name="Standard">
      <style:paragraph-properties fo:line-height="150%" fo:text-align="start" style:justify-single-word="false"/>
      <style:text-properties fo:font-size="16pt" officeooo:paragraph-rsid="005041a3" style:font-size-asian="16pt" style:font-size-complex="16pt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officeooo:rsid="00270faa" officeooo:paragraph-rsid="0037b0b2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officeooo:rsid="004d4d56" officeooo:paragraph-rsid="004d4d56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officeooo:rsid="005041a3" officeooo:paragraph-rsid="005041a3" style:font-size-asian="16pt" style:font-weight-asian="bold" style:font-size-complex="16pt" style:font-weight-complex="bold"/>
    </style:style>
    <style:style style:name="P30" style:family="paragraph" style:parent-style-name="Standard">
      <style:paragraph-properties fo:break-before="page"/>
      <style:text-properties fo:font-size="16pt" fo:font-weight="bold" officeooo:rsid="00299ba9" officeooo:paragraph-rsid="00299ba9" style:font-size-asian="16pt" style:font-weight-asian="bold" style:font-size-complex="16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ff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8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9" style:family="text">
      <style:text-properties fo:color="#000000" fo:font-size="14pt" fo:font-weight="bold" officeooo:rsid="005041a3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officeooo:rsid="005041a3" style:font-size-asian="14pt" style:font-weight-asian="bold" style:font-size-complex="14pt"/>
    </style:style>
    <style:style style:name="T11" style:family="text">
      <style:text-properties fo:color="#000000" fo:font-size="14pt" officeooo:rsid="001cd06f" style:font-size-asian="14pt" style:font-size-complex="14pt"/>
    </style:style>
    <style:style style:name="T12" style:family="text">
      <style:text-properties fo:color="#000000" fo:font-size="14pt" officeooo:rsid="001e3ac3" style:font-size-asian="14pt" style:font-size-complex="14pt"/>
    </style:style>
    <style:style style:name="T13" style:family="text">
      <style:text-properties fo:color="#000000" fo:font-size="14pt" officeooo:rsid="0036152b" style:font-size-asian="14pt" style:font-size-complex="14pt"/>
    </style:style>
    <style:style style:name="T14" style:family="text">
      <style:text-properties fo:color="#000000" fo:font-weight="bold" officeooo:rsid="001e3ac3" style:font-weight-asian="bold" style:font-weight-complex="bold"/>
    </style:style>
    <style:style style:name="T15" style:family="text">
      <style:text-properties fo:color="#000000" fo:font-weight="bold" officeooo:rsid="00270faa" style:font-weight-asian="bold" style:font-weight-complex="bold"/>
    </style:style>
    <style:style style:name="T16" style:family="text">
      <style:text-properties fo:color="#000000" fo:font-weight="bold" officeooo:rsid="005041a3" style:font-weight-asian="bold" style:font-weight-complex="bold"/>
    </style:style>
    <style:style style:name="T17" style:family="text">
      <style:text-properties fo:color="#000000" fo:font-weight="bold" officeooo:rsid="004d4d56" style:font-weight-asian="bold" style:font-weight-complex="bold"/>
    </style:style>
    <style:style style:name="T18" style:family="text">
      <style:text-properties fo:color="#000000" fo:font-size="15pt" fo:font-weight="normal" officeooo:rsid="00270faa" style:font-size-asian="13.1000003814697pt" style:font-weight-asian="normal" style:font-size-complex="15pt" style:font-weight-complex="normal"/>
    </style:style>
    <style:style style:name="T19" style:family="text">
      <style:text-properties fo:color="#000000" fo:font-size="15pt" fo:font-weight="normal" officeooo:rsid="00513a56" style:font-size-asian="13.1000003814697pt" style:font-weight-asian="normal" style:font-size-complex="15pt" style:font-weight-complex="normal"/>
    </style:style>
    <style:style style:name="T20" style:family="text">
      <style:text-properties fo:color="#000000" fo:font-size="15pt" fo:font-weight="normal" officeooo:rsid="004da670" style:font-size-asian="13.1000003814697pt" style:font-weight-asian="normal" style:font-size-complex="15pt" style:font-weight-complex="normal"/>
    </style:style>
    <style:style style:name="T21" style:family="text">
      <style:text-properties fo:color="#000000" fo:font-size="16pt" fo:font-weight="normal" officeooo:rsid="005041a3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fo:font-size="14pt" style:font-size-asian="14pt" style:font-size-complex="14pt"/>
    </style:style>
    <style:style style:name="T23" style:family="text">
      <style:text-properties fo:font-variant="normal" fo:text-transform="none" fo:font-size="14pt" fo:letter-spacing="0.009cm" fo:font-weight="bold" officeooo:rsid="005041a3" style:font-size-asian="14pt" style:font-weight-asian="bold" style:font-size-complex="14pt" style:font-weight-complex="bold"/>
    </style:style>
    <style:style style:name="T24" style:family="text">
      <style:text-properties officeooo:rsid="0037b0b2"/>
    </style:style>
    <style:style style:name="T25" style:family="text">
      <style:text-properties fo:font-size="20pt" fo:font-weight="bold" officeooo:rsid="00299ba9" style:font-size-asian="20pt" style:font-weight-asian="bold" style:font-size-complex="20pt" style:font-weight-complex="bold"/>
    </style:style>
    <style:style style:name="T26" style:family="text">
      <style:text-properties officeooo:rsid="005041a3"/>
    </style:style>
    <style:style style:name="T27" style:family="text">
      <style:text-properties fo:font-size="16pt" fo:font-weight="normal" officeooo:rsid="002a34d8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44b243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4d4d56" style:font-size-asian="16pt" style:font-weight-asian="normal" style:font-size-complex="16pt" style:font-weight-complex="normal"/>
    </style:style>
    <style:style style:name="T30" style:family="text">
      <style:text-properties officeooo:rsid="00513a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6">Санкт-Петербургский государственный электротехнический университет</text:p>
      <text:p text:style-name="P6">«ЛЭТИ» им. В.И. Ульянова (Ленина)</text:p>
      <text:p text:style-name="P7"><text:span text:style-name="T1">Кафедр</text:span><text:span text:style-name="T2">а математического обеспечения и применения ЭВМ</text:span><text:span text:style-name="T1"> </text:span></text:p>
      <text:p text:style-name="P6"/>
      <text:p text:style-name="P6"/>
      <text:p text:style-name="P8"/>
      <text:p text:style-name="P8"/>
      <text:p text:style-name="P8"/>
      <text:p text:style-name="P8"/>
      <text:p text:style-name="P16"><text:span text:style-name="Название_20_книги"><text:span text:style-name="T4">отчет</text:span></text:span></text:p>
      <text:p text:style-name="P7"><text:span text:style-name="T1">по лабораторной работе</text:span><text:span text:style-name="T5"> </text:span><text:span text:style-name="T7">№</text:span><text:span text:style-name="T10">5</text:span></text:p>
      <text:p text:style-name="P7"><text:span text:style-name="T1">по дисциплине </text:span><text:span text:style-name="T6">«</text:span><text:span text:style-name="T8">Организация ЭВМ и систем</text:span><text:span text:style-name="T6">»</text:span></text:p>
      <text:p text:style-name="P7"><text:span text:style-name="Название_20_книги"><text:span text:style-name="T22">Тема: </text:span></text:span><text:span text:style-name="Название_20_книги"><text:span text:style-name="T23">Разработка собственного прерывания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3">Студент гр. </text:span><text:span text:style-name="T11">9383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3"><text:span text:style-name="T12">Ефремов</text:span><text:span text:style-name="T13"> </text:span><text:span text:style-name="T12">М</text:span><text:span text:style-name="T13">.</text:span><text:span text:style-name="T12">А</text:span><text:span text:style-name="T13">.</text:span></text:p>
          </table:table-cell>
        </table:table-row>
      </table:table>
      <text:p text:style-name="P10"/>
      <text:p text:style-name="P10">Санкт-Петербург</text:p>
      <text:p text:style-name="P3">2020</text:p>
      <text:p text:style-name="P4"/>
      <text:p text:style-name="P14"><text:soft-page-break/><text:span text:style-name="T14">С</text:span><text:span text:style-name="T15">одержание</text:span></text:p>
      <text:p text:style-name="P5">1. Цель работы…………………………………………………………………3</text:p>
      <text:p text:style-name="P22">2. Задание. Вариант 1А………………………………………………………..3</text:p>
      <text:p text:style-name="P25"><text:span text:style-name="T19">3</text:span><text:span text:style-name="T20">. </text:span><text:span text:style-name="T19">Текст листинга lab5.lst………</text:span><text:span text:style-name="T20">.…………………………………………..….4</text:span></text:p>
      <text:p text:style-name="P25"><text:span text:style-name="T19">4</text:span><text:span text:style-name="T20">. Текст программы lab</text:span><text:span text:style-name="T19">5</text:span><text:span text:style-name="T20">.</text:span><text:span text:style-name="T19">asm</text:span><text:span text:style-name="T20">……...……………………………………...…...</text:span><text:span text:style-name="T19">8</text:span></text:p>
      <text:p text:style-name="P5">Выводы………………………………………...……………………………...<text:span text:style-name="T30">10</text:span></text:p>
      <text:p text:style-name="P27"><text:span text:style-name="T24">1</text:span>. <text:span text:style-name="T24">Цель работы</text:span></text:p>
      <text:p text:style-name="P23"><text:span text:style-name="T18"><text:tab/></text:span><text:span text:style-name="T21">Научиться работать с прерываниями и создавать собственные.</text:span></text:p>
      <text:p text:style-name="P26"><text:span text:style-name="T16">2. Задание</text:span><text:span text:style-name="T17">. </text:span><text:span text:style-name="T16">Вариант 1А.</text:span></text:p>
      <text:p text:style-name="P24"><text:span text:style-name="T9"><text:tab/></text:span><text:span text:style-name="T21">Заменить обработчик прерывания с номером 1Ch (прерывание от часов, генерируется ОС 18 раз в секунду) на обработчик прерывания, выводящий на экран приветственное сообщение.</text:span></text:p>
      <text:p text:style-name="P18"/>
      <text:p text:style-name="P29">3. Текст листинга lab5.lst</text:p>
      <text:p text:style-name="P20">#Microsoft (R) Macro Assembler Version 5.10 <text:s text:c="17"/>11/25/20 21:20:1</text:p>
      <text:p text:style-name="P20"><text:s text:c="61"/>Page <text:s text:c="4"/>1-1</text:p>
      <text:p text:style-name="P20"/>
      <text:p text:style-name="P20"><text:s/>0000<text:tab/><text:tab/><text:tab/><text:tab/>AStack SEGMENT STACK</text:p>
      <text:p text:style-name="P20"><text:s/>0000 <text:s/>0100[<text:tab/><text:tab/><text:tab/>DW 256 DUP(?)<text:tab/>]</text:p>
      <text:p text:style-name="P20"><text:tab/><text:tab/><text:tab/><text:tab/></text:p>
      <text:p text:style-name="P20"><text:s/>0200<text:tab/><text:tab/><text:tab/><text:tab/>AStack ENDS</text:p>
      <text:p text:style-name="P20"><text:s/>0000<text:tab/><text:tab/><text:tab/><text:tab/>DATA SEGMENT</text:p>
      <text:p text:style-name="P20"><text:s/>0000 <text:s/>0000<text:tab/><text:tab/><text:tab/>INT_IP DW 0</text:p>
      <text:p text:style-name="P20"><text:s/>0002 <text:s/>0000<text:tab/><text:tab/><text:tab/>INT_CS DW 0 <text:s text:c="2"/></text:p>
      <text:p text:style-name="P20"><text:s/>0004 <text:s/>48 65 6C 6C 6F 2C<text:tab/>GREETINGS db "Hello, World!$"</text:p>
      <text:p text:style-name="P20"><text:s text:c="7"/><text:tab/> <text:s/>20 57 6F 72 6C 64<text:tab/></text:p>
      <text:p text:style-name="P20"><text:s text:c="6"/><text:tab/> <text:s/>21 24<text:tab/><text:tab/><text:tab/><text:tab/><text:tab/><text:tab/></text:p>
      <text:p text:style-name="P20"><text:s/>0012<text:tab/><text:tab/><text:tab/><text:tab/>DATA ENDS<text:tab/><text:tab/><text:tab/><text:tab/><text:tab/><text:tab/></text:p>
      <text:p text:style-name="P20"><text:s/>0000<text:tab/><text:tab/><text:tab/><text:tab/>CODE SEGMENT</text:p>
      <text:p text:style-name="P20"><text:tab/><text:tab/><text:tab/><text:tab/> <text:s text:c="3"/>ASSUME CS:CODE, DS:DATA, SS:AStack<text:tab/></text:p>
      <text:p text:style-name="P20"><text:s/>0000<text:tab/><text:tab/><text:tab/><text:tab/>my_interrupt PROC FAR<text:tab/></text:p>
      <text:p text:style-name="P20"><text:s/>0000 <text:s/>50<text:tab/><text:tab/><text:tab/> <text:s text:c="3"/>push ax</text:p>
      <text:p text:style-name="P20"><text:s/>0001 <text:s/>52<text:tab/><text:tab/><text:tab/> <text:s text:c="3"/>push dx<text:tab/></text:p>
      <text:p text:style-name="P20"><text:s/>0002 <text:s/>B4 09<text:tab/><text:tab/><text:tab/> <text:s text:c="3"/>mov ah, 09h</text:p>
      <text:p text:style-name="P20"><text:s/>0004 <text:s/>BA 0004 R<text:tab/><text:tab/> <text:s text:c="3"/>mov dx, offset GREETINGS</text:p>
      <text:p text:style-name="P20"><text:s/>0007 <text:s/>CD 21<text:tab/><text:tab/><text:tab/> <text:s text:c="3"/>int 21h</text:p>
      <text:p text:style-name="P20"><text:s/>0009 <text:s/>5A<text:tab/><text:tab/><text:tab/> <text:s text:c="3"/>pop dx</text:p>
      <text:p text:style-name="P20"><text:s/>000A <text:s/>58<text:tab/><text:tab/><text:tab/> <text:s text:c="3"/>pop ax<text:tab/><text:tab/></text:p>
      <text:p text:style-name="P20"><text:soft-page-break/><text:s/>000B <text:s/>B0 20<text:tab/><text:tab/><text:tab/> <text:s text:c="3"/>mov al, 20h</text:p>
      <text:p text:style-name="P20"><text:s/>000D <text:s/>E6 20<text:tab/><text:tab/><text:tab/> <text:s text:c="3"/>out 20h, al</text:p>
      <text:p text:style-name="P20"><text:s/>000F <text:s/>CF<text:tab/><text:tab/><text:tab/> <text:s text:c="3"/>iret<text:tab/><text:tab/></text:p>
      <text:p text:style-name="P20"><text:s/>0010<text:tab/><text:tab/><text:tab/><text:tab/>my_interrupt ENDP<text:tab/><text:tab/></text:p>
      <text:p text:style-name="P20"><text:s/>0010<text:tab/><text:tab/><text:tab/><text:tab/>Main PROC FAR</text:p>
      <text:p text:style-name="P20"><text:s/>0010 <text:s/>B8 ---- R<text:tab/><text:tab/> <text:s text:c="3"/>mov ax, DATA</text:p>
      <text:p text:style-name="P20"><text:s/>0013 <text:s/>8E D8<text:tab/><text:tab/><text:tab/> <text:s text:c="3"/>mov ds, ax<text:tab/></text:p>
      <text:p text:style-name="P20"><text:s/>0015 <text:s/>B4 35<text:tab/><text:tab/><text:tab/> <text:s text:c="3"/>mov ah, 35h</text:p>
      <text:p text:style-name="P20"><text:s/>0017 <text:s/>B0 1C<text:tab/><text:tab/><text:tab/> <text:s text:c="3"/>mov al, 1ch</text:p>
      <text:p text:style-name="P20"><text:s/>0019 <text:s/>CD 21<text:tab/><text:tab/><text:tab/> <text:s text:c="3"/>int 21h</text:p>
      <text:p text:style-name="P20"><text:s/>001B <text:s/>89 1E 0000 R<text:tab/><text:tab/> <text:s text:c="3"/>mov INT_IP, bx</text:p>
      <text:p text:style-name="P20"><text:s/>001F <text:s/>8C 06 0002 R<text:tab/><text:tab/> <text:s text:c="3"/>mov INT_CS, es</text:p>
      <text:p text:style-name="P20"><text:s/>0023 <text:s/>1E<text:tab/><text:tab/><text:tab/> <text:s text:c="3"/>push ds</text:p>
      <text:p text:style-name="P20"><text:s/>0024 <text:s/>BA 0000 R<text:tab/><text:tab/> <text:s text:c="3"/>mov dx, offset my_interrupt</text:p>
      <text:p text:style-name="P20">#Microsoft (R) Macro Assembler Version 5.10 <text:s text:c="17"/>11/25/20 21:20:1</text:p>
      <text:p text:style-name="P20"><text:s text:c="61"/>Page <text:s text:c="4"/>1-2</text:p>
      <text:p text:style-name="P20"><text:s/>0027 <text:s/>B8 ---- R<text:tab/><text:tab/> <text:s text:c="3"/>mov ax, seg my_interrupt</text:p>
      <text:p text:style-name="P20"><text:s/>002A <text:s/>8E D8<text:tab/><text:tab/><text:tab/> <text:s text:c="3"/>mov ds, ax</text:p>
      <text:p text:style-name="P24"><text:span text:style-name="T21"><text:s/>002C <text:s/>B4 25<text:tab/><text:tab/><text:tab/> <text:s text:c="3"/>mov ah, 25h</text:span></text:p>
      <text:p text:style-name="P20"><text:s/>002E <text:s/>B0 1C<text:tab/><text:tab/><text:tab/> <text:s text:c="3"/>mov al, 1ch </text:p>
      <text:p text:style-name="P20"><text:s/>0030 <text:s/>CD 21<text:tab/><text:tab/><text:tab/> <text:s text:c="3"/>int 21h</text:p>
      <text:p text:style-name="P20"><text:s/>0032 <text:s/>1F<text:tab/><text:tab/><text:tab/> <text:s text:c="3"/>pop ds<text:tab/></text:p>
      <text:p text:style-name="P20"><text:s/>0033 <text:s/>CD 1C<text:tab/><text:tab/><text:tab/> <text:s text:c="3"/>int 1ch</text:p>
      <text:p text:style-name="P20"><text:s/>0035 <text:s/>FA<text:tab/><text:tab/><text:tab/> <text:s text:c="3"/>cli</text:p>
      <text:p text:style-name="P20"><text:s/>0036 <text:s/>1E<text:tab/><text:tab/><text:tab/> <text:s text:c="3"/>push ds</text:p>
      <text:p text:style-name="P20"><text:soft-page-break/><text:s/>0037 <text:s/>8B 16 0000 R<text:tab/><text:tab/> <text:s text:c="3"/>mov dx, INT_IP</text:p>
      <text:p text:style-name="P20"><text:s/>003B <text:s/>A1 0002 R<text:tab/><text:tab/> <text:s text:c="3"/>mov ax, INT_CS</text:p>
      <text:p text:style-name="P20"><text:s/>003E <text:s/>8E D8<text:tab/><text:tab/><text:tab/> <text:s text:c="3"/>mov ds, ax</text:p>
      <text:p text:style-name="P20"><text:s/>0040 <text:s/>B4 25<text:tab/><text:tab/><text:tab/> <text:s text:c="3"/>mov ah, 25h</text:p>
      <text:p text:style-name="P20"><text:s/>0042 <text:s/>B0 1C<text:tab/><text:tab/><text:tab/> <text:s text:c="3"/>mov al, 1ch</text:p>
      <text:p text:style-name="P20"><text:s/>0044 <text:s/>CD 21<text:tab/><text:tab/><text:tab/> <text:s text:c="3"/>int 21h</text:p>
      <text:p text:style-name="P20"><text:s/>0046 <text:s/>1F<text:tab/><text:tab/><text:tab/> <text:s text:c="3"/>pop ds</text:p>
      <text:p text:style-name="P20"><text:s/>0047 <text:s/>FB<text:tab/><text:tab/><text:tab/> <text:s text:c="3"/>sti</text:p>
      <text:p text:style-name="P20"><text:s/>0048 <text:s/>B4 4C<text:tab/><text:tab/><text:tab/> <text:s text:c="3"/>mov ah, 4ch</text:p>
      <text:p text:style-name="P20"><text:s/>004A <text:s/>CD 21<text:tab/><text:tab/><text:tab/> <text:s text:c="3"/>int 21h</text:p>
      <text:p text:style-name="P20"><text:s/>004C<text:tab/><text:tab/><text:tab/><text:tab/>Main ENDP</text:p>
      <text:p text:style-name="P20"><text:s/>004C<text:tab/><text:tab/><text:tab/><text:tab/>CODE ENDS</text:p>
      <text:p text:style-name="P20"><text:tab/><text:tab/><text:tab/><text:tab/>END Main</text:p>
      <text:p text:style-name="P20">#Microsoft (R) Macro Assembler Version 5.10 <text:s text:c="17"/>11/25/20 21:20:1</text:p>
      <text:p text:style-name="P20"><text:s text:c="61"/>Symbols-1</text:p>
      <text:p text:style-name="P20">Segments and Groups:</text:p>
      <text:p text:style-name="P20"><text:s text:c="16"/>N a m e <text:s text:c="8"/><text:tab/>Length<text:tab/> Align<text:tab/>Combine Class</text:p>
      <text:p text:style-name="P20">ASTACK . . . . . . . . . . . . . <text:s/><text:tab/>0200<text:tab/>PARA<text:tab/>STACK<text:tab/></text:p>
      <text:p text:style-name="P20">CODE . . . . . . . . . . . . . . <text:s/><text:tab/>004C<text:tab/>PARA<text:tab/>NONE<text:tab/></text:p>
      <text:p text:style-name="P20">DATA . . . . . . . . . . . . . . <text:s/><text:tab/>0012<text:tab/>PARA<text:tab/>NONE<text:tab/></text:p>
      <text:p text:style-name="P20">Symbols: <text:s text:c="11"/></text:p>
      <text:p text:style-name="P20"><text:s text:c="16"/>N a m e <text:s text:c="8"/><text:tab/>Type<text:tab/> Value<text:tab/> Attr</text:p>
      <text:p text:style-name="P20">GREETINGS <text:s/>. . . . . . . . . . . <text:s/><text:tab/>L BYTE<text:tab/>0004<text:tab/>DATA</text:p>
      <text:p text:style-name="P20">INT_CS . . . . . . . . . . . . . <text:s/><text:tab/>L WORD<text:tab/>0002<text:tab/>DATA</text:p>
      <text:p text:style-name="P20">INT_IP . . . . . . . . . . . . . <text:s/><text:tab/>L WORD<text:tab/>0000<text:tab/>DATA</text:p>
      <text:p text:style-name="P20"><text:soft-page-break/>MAIN . . . . . . . . . . . . . . <text:s/><text:tab/>F PROC<text:tab/>0010<text:tab/>CODE<text:tab/>Length = 003C</text:p>
      <text:p text:style-name="P20">MY_INTERRUPT . . . . . . . . . . <text:s/><text:tab/>F PROC<text:tab/>0000<text:tab/>CODE<text:tab/>Length = 0010</text:p>
      <text:p text:style-name="P20">@CPU . . . . . . . . . . . . . . <text:s/><text:tab/>TEXT <text:s/>0101h<text:tab/><text:tab/></text:p>
      <text:p text:style-name="P20">@FILENAME <text:s/>. . . . . . . . . . . <text:s/><text:tab/>TEXT <text:s/>lab5<text:tab/><text:tab/></text:p>
      <text:p text:style-name="P20">@VERSION . . . . . . . . . . . . <text:s/><text:tab/>TEXT <text:s/>510<text:tab/><text:tab/></text:p>
      <text:p text:style-name="P20"><text:s text:c="5"/>76 Source <text:s/>Lines</text:p>
      <text:p text:style-name="P20"><text:s text:c="5"/>76 Total <text:s text:c="2"/>Lines</text:p>
      <text:p text:style-name="P20"><text:s text:c="5"/>13 Symbols</text:p>
      <text:p text:style-name="P20"><text:s text:c="2"/>48000 + 459260 Bytes symbol space free</text:p>
      <text:p text:style-name="P20"><text:s text:c="6"/>0 Warning Errors</text:p>
      <text:p text:style-name="P20"><text:s text:c="6"/>0 Severe <text:s/>Errors</text:p>
      <text:p text:style-name="P28"><text:span text:style-name="T26">4</text:span>. Текст программы lab<text:span text:style-name="T26">5</text:span>.<text:span text:style-name="T26">asm</text:span></text:p>
      <text:p text:style-name="P19">AStack SEGMENT STACK</text:p>
      <text:p text:style-name="P19"><text:s text:c="4"/>DW 256 DUP(?) <text:s text:c="2"/>; 1 килобайт</text:p>
      <text:p text:style-name="P19">AStack ENDS</text:p>
      <text:p text:style-name="P19"/>
      <text:p text:style-name="P19">DATA SEGMENT</text:p>
      <text:p text:style-name="P19"/>
      <text:p text:style-name="P19">INT_IP DW 0 <text:s text:c="4"/>; IP прерывания</text:p>
      <text:p text:style-name="P19">INT_CS DW 0 <text:s text:c="4"/>; CS прерывания</text:p>
      <text:p text:style-name="P19">GREETINGS db "Hello, World!$"</text:p>
      <text:p text:style-name="P19"/>
      <text:p text:style-name="P19">DATA ENDS</text:p>
      <text:p text:style-name="P19"/>
      <text:p text:style-name="P19">CODE SEGMENT</text:p>
      <text:p text:style-name="P19"><text:s text:c="4"/>ASSUME CS:CODE, DS:DATA, SS:AStack</text:p>
      <text:p text:style-name="P19"/>
      <text:p text:style-name="P19">my_interrupt PROC FAR</text:p>
      <text:p text:style-name="P19"/>
      <text:p text:style-name="P19"><text:s text:c="4"/>push ax</text:p>
      <text:p text:style-name="P19"><text:s text:c="4"/>push dx</text:p>
      <text:p text:style-name="P19"/>
      <text:p text:style-name="P19"><text:s text:c="4"/>mov ah, 09h</text:p>
      <text:p text:style-name="P19"><text:s text:c="4"/>mov dx, offset GREETINGS</text:p>
      <text:p text:style-name="P19"><text:s text:c="4"/>int 21h</text:p>
      <text:p text:style-name="P19"/>
      <text:p text:style-name="P19"><text:s text:c="4"/>pop dx</text:p>
      <text:p text:style-name="P19"><text:s text:c="4"/>pop ax</text:p>
      <text:p text:style-name="P19"/>
      <text:p text:style-name="P19"><text:s text:c="4"/>mov al, 20h</text:p>
      <text:p text:style-name="P19"><text:s text:c="4"/>out 20h, al</text:p>
      <text:p text:style-name="P19"><text:s text:c="4"/>iret</text:p>
      <text:p text:style-name="P19"/>
      <text:p text:style-name="P19">my_interrupt ENDP</text:p>
      <text:p text:style-name="P19"/>
      <text:p text:style-name="P19">Main PROC FAR</text:p>
      <text:p text:style-name="P19"><text:s text:c="4"/>mov ax, DATA</text:p>
      <text:p text:style-name="P19"><text:soft-page-break/><text:s text:c="4"/>mov ds, ax</text:p>
      <text:p text:style-name="P19"/>
      <text:p text:style-name="P19"><text:s text:c="4"/>mov ah, 35h</text:p>
      <text:p text:style-name="P19"><text:s text:c="4"/>mov al, 1ch</text:p>
      <text:p text:style-name="P19"><text:s text:c="4"/>int 21h</text:p>
      <text:p text:style-name="P19"><text:s text:c="4"/>mov INT_IP, bx <text:s/>; сохраняем информацию о прерывании</text:p>
      <text:p text:style-name="P19"><text:s text:c="4"/>mov INT_CS, es</text:p>
      <text:p text:style-name="P19"/>
      <text:p text:style-name="P19"><text:s text:c="4"/>push ds</text:p>
      <text:p text:style-name="P19"><text:s text:c="4"/>mov dx, offset my_interrupt ; суем в dx смещение процедуры в dx</text:p>
      <text:p text:style-name="P19"><text:s text:c="4"/>mov ax, seg my_interrupt <text:s text:c="3"/>; суем в ax сегмент процедуры</text:p>
      <text:p text:style-name="P19"><text:s text:c="4"/>mov ds, ax <text:s text:c="17"/>; помещаем сегмент в ds</text:p>
      <text:p text:style-name="P19"><text:s text:c="4"/>mov ah, 25h <text:s text:c="16"/>; функция установки вектора прерывания</text:p>
      <text:p text:style-name="P19"><text:s text:c="4"/>mov al, 1ch <text:s text:c="16"/>; номер вектора</text:p>
      <text:p text:style-name="P19"><text:s text:c="4"/>int 21h <text:s text:c="20"/>; запускаем изменение <text:s/>прерывания</text:p>
      <text:p text:style-name="P19"><text:s text:c="4"/>pop ds</text:p>
      <text:p text:style-name="P19"/>
      <text:p text:style-name="P19"><text:s text:c="4"/>int 1ch ; вызываем созданное прерывание</text:p>
      <text:p text:style-name="P19"/>
      <text:p text:style-name="P19"><text:s text:c="4"/>cli</text:p>
      <text:p text:style-name="P19"><text:s text:c="4"/>push ds</text:p>
      <text:p text:style-name="P19"><text:s text:c="4"/>mov dx, INT_IP</text:p>
      <text:p text:style-name="P19"><text:s text:c="4"/>mov ax, INT_CS</text:p>
      <text:p text:style-name="P19"><text:s text:c="4"/>mov ds, ax</text:p>
      <text:p text:style-name="P19"><text:s text:c="4"/>mov ah, 25h</text:p>
      <text:p text:style-name="P19"><text:s text:c="4"/>mov al, 1ch <text:s text:c="4"/>; номер прерывания</text:p>
      <text:p text:style-name="P19"><text:s text:c="4"/>int 21h <text:s text:c="8"/>; восстанавливаем старый вектор</text:p>
      <text:p text:style-name="P19"><text:s text:c="4"/>pop ds</text:p>
      <text:p text:style-name="P19"><text:s text:c="4"/>sti</text:p>
      <text:p text:style-name="P19"/>
      <text:p text:style-name="P19"><text:s text:c="4"/>mov ah, 4ch</text:p>
      <text:p text:style-name="P19"><text:s text:c="4"/>int 21h</text:p>
      <text:p text:style-name="P19"><text:s text:c="4"/></text:p>
      <text:p text:style-name="P19">Main ENDP</text:p>
      <text:p text:style-name="P19">CODE ENDS</text:p>
      <text:p text:style-name="P19">END Main</text:p>
      <text:p text:style-name="P30">Выводы</text:p>
      <text:p text:style-name="P15"><text:span text:style-name="T25"><text:tab/></text:span><text:span text:style-name="T27">В процессе выполнения лабораторной работы </text:span><text:span text:style-name="T28">было изучено представление и </text:span><text:span text:style-name="T29">обработка символьной информации с использованием строковых коман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0-11-25T21:36:18.822075002</dc:date>
    <meta:editing-duration>PT6H9M23S</meta:editing-duration>
    <meta:editing-cycles>29</meta:editing-cycles>
    <meta:generator>LibreOffice/6.4.6.2$Linux_X86_64 LibreOffice_project/40$Build-2</meta:generator>
    <meta:document-statistic meta:table-count="1" meta:image-count="0" meta:object-count="0" meta:page-count="10" meta:paragraph-count="168" meta:word-count="862" meta:character-count="5194" meta:non-whitespace-character-count="3445"/>
  </office:meta>
</office:document-meta>
</file>